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8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 style:list-style-name="L4">
      <style:text-properties fo:font-weight="normal" style:font-weight-asian="normal" style:font-weight-complex="normal"/>
    </style:style>
    <style:style style:name="P13" style:family="paragraph" style:parent-style-name="Standard" style:list-style-name="L5">
      <style:text-properties fo:font-weight="normal" style:font-weight-asian="normal" style:font-weight-complex="normal"/>
    </style:style>
    <style:style style:name="P14" style:family="paragraph" style:parent-style-name="Standard" style:list-style-name="L6">
      <style:text-properties fo:font-weight="normal" style:font-weight-asian="normal" style:font-weight-complex="normal"/>
    </style:style>
    <style:style style:name="P15" style:family="paragraph" style:parent-style-name="Standard" style:list-style-name="L7">
      <style:text-properties fo:font-weight="normal" style:font-weight-asian="normal" style:font-weight-complex="normal"/>
    </style:style>
    <style:style style:name="P16" style:family="paragraph" style:parent-style-name="Standard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style:text-position="super 58%"/>
    </style:style>
    <style:style style:name="T6" style:family="text">
      <style:text-properties fo:color="#0000ff" style:text-position="super 58%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holas Wardle – Thesis Plan </text:p>
      <text:p text:style-name="Standard"/>
      <text:p text:style-name="Standard">Title : <text:span text:style-name="T1">Observation of a new particle in the search for the Standard Model Higgs boson at the CMS detector.</text:span></text:p>
      <text:p text:style-name="P1">------------------------------------------------------------------------------------------------------------------------</text:p>
      <text:p text:style-name="P1">Chapter 3: Higgs decay to two photons</text:p>
      <text:p text:style-name="P2">~ 3 weeks <text:span text:style-name="T3">(28</text:span><text:span text:style-name="T5">th</text:span><text:span text:style-name="T3"> Nov – 18 Dec)</text:span></text:p>
      <text:p text:style-name="P1"><text:tab/>Section 3.1 Object identification <text:tab/>~ 6-8 pages</text:p>
      <text:list xml:id="list1399125511" text:style-name="L1">
        <text:list-item>
          <text:list>
            <text:list-item>
              <text:list>
                <text:list-item>
                  <text:p text:style-name="P9">PAS+notes subsection on photon id and vertexing</text:p>
                </text:list-item>
                <text:list-item>
                  <text:p text:style-name="P9">MC/data comparisons</text:p>
                </text:list-item>
                <text:list-item>
                  <text:p text:style-name="P9">Event selection</text:p>
                </text:list-item>
              </text:list>
            </text:list-item>
          </text:list>
        </text:list-item>
      </text:list>
      <text:p text:style-name="P4"/>
      <text:p text:style-name="P1"><text:span text:style-name="T2"><text:tab/></text:span>Section 3.2: Signal Extraction<text:tab/>~ 35-40 pages<text:span text:style-name="T2"> </text:span></text:p>
      <text:p text:style-name="P4"/>
      <text:p text:style-name="P1"><text:span text:style-name="T2"><text:tab/><text:tab/></text:span>3.2.1: Analysis Strategy</text:p>
      <text:list xml:id="list247490236" text:style-name="L2">
        <text:list-item>
          <text:list>
            <text:list-item>
              <text:list>
                <text:list-item>
                  <text:p text:style-name="P10">Overview of search strategy</text:p>
                </text:list-item>
                <text:list-item>
                  <text:p text:style-name="P10">sideband mva analysis/ sliding window search</text:p>
                </text:list-item>
              </text:list>
            </text:list-item>
          </text:list>
        </text:list-item>
      </text:list>
      <text:p text:style-name="P4"/>
      <text:list xml:id="list504815687" text:continue-numbering="true" text:style-name="L2">
        <text:list-item>
          <text:list>
            <text:list-header>
              <text:p text:style-name="P6">3.2.2: Signal modelling<text:tab/></text:p>
              <text:p text:style-name="P10">describing systematics and how they are included into the model. </text:p>
              <text:p text:style-name="P10">Describe relevant measurements from Z’s (mostly taken from AN) </text:p>
            </text:list-header>
          </text:list>
        </text:list-item>
      </text:list>
      <text:p text:style-name="P4"/>
      <text:p text:style-name="P4"><text:tab/><text:tab/><text:span text:style-name="T1">3.2.3: Background Modelling</text:span></text:p>
      <text:p text:style-name="P4"><text:span text:style-name="T1"><text:tab/><text:tab/></text:span>Datafits to sidebands , systematic studies on background normalization and <text:tab/><text:tab/><text:tab/>shape (linear, 2nd order pol . . . </text:p>
      <text:p text:style-name="P4"/>
      <text:p text:style-name="Standard"><text:span text:style-name="T2"><text:tab/></text:span><text:span text:style-name="T1">Section 3.3 : Search Results<text:tab/><text:tab/><text:tab/>~ 10 pages</text:span></text:p>
      <text:p text:style-name="P1"><text:tab/><text:tab/>3.3.1 Statistical Interpretation of the Data </text:p>
      <text:p text:style-name="Standard"><text:span text:style-name="T2"><text:tab/><text:tab/></text:span><text:span text:style-name="T1">3.3.2 Results from 2011 dataset</text:span></text:p>
      <text:p text:style-name="P1"/>
      <text:p text:style-name="P1"><text:tab/>Section 3.3: 8TeV Results<text:tab/><text:tab/>~ 5 pages</text:p>
      <text:list xml:id="list584911699" text:style-name="L3">
        <text:list-item>
          <text:list>
            <text:list-item>
              <text:list>
                <text:list-item>
                  <text:p text:style-name="P11">updates to ICHEP (including analysis changes)</text:p>
                </text:list-item>
                <text:list-item>
                  <text:p text:style-name="P11">include “baseline mva” analysis results ?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</text:p>
      <text:p text:style-name="P1">Chapter 2: The CMS Detector<text:tab/></text:p>
      <text:p text:style-name="P2">~ 2 weeks <text:span text:style-name="T3">(4</text:span><text:span text:style-name="T5">th</text:span><text:span text:style-name="T3"> Jan – 14</text:span><text:span text:style-name="T5">th</text:span><text:span text:style-name="T3"> Jan)</text:span></text:p>
      <text:p text:style-name="P1"><text:tab/>Section 2.1: Detector Components</text:p>
      <text:p text:style-name="P1"><text:tab/><text:tab/><text:span text:style-name="T2">- General description about detector and components <text:tab/></text:span>~<text:span text:style-name="T2"> </text:span>5 pages</text:p>
      <text:p text:style-name="Standard"><text:span text:style-name="T2"><text:tab/><text:tab/></text:span><text:span text:style-name="T1">2.1.1: Electromagnetic Calorimeter</text:span><text:span text:style-name="T2"> <text:tab/><text:tab/><text:tab/></text:span><text:span text:style-name="T1">~</text:span><text:span text:style-name="T2"> </text:span><text:span text:style-name="T1">3 pages</text:span></text:p>
      <text:p text:style-name="P1"><text:tab/><text:tab/>2.1.2: L1 Trigger <text:tab/><text:tab/><text:tab/><text:tab/><text:tab/><text:tab/>~ 4-5 pages</text:p>
      <text:list xml:id="list1141070235" text:style-name="L4">
        <text:list-item>
          <text:list>
            <text:list-item>
              <text:list>
                <text:list-item>
                  <text:list>
                    <text:list-item>
                      <text:p text:style-name="P12">L1 JEC Internal note documented already</text:p>
                    </text:list-item>
                  </text:list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</text:p>
      <text:p text:style-name="P1">Chapter 4: Higgs Combinations and Properties</text:p>
      <text:p text:style-name="P2"><text:tab/>~ 3 Weeks <text:span text:style-name="T3">(14</text:span><text:span text:style-name="T5">th</text:span><text:span text:style-name="T3"> Jan– 4</text:span><text:span text:style-name="T5">th</text:span><text:span text:style-name="T3"> Feb)</text:span></text:p>
      <text:p text:style-name="P1"><text:tab/>Section 4.1: Combined Searches<text:tab/><text:tab/> <text:tab/>~ 10 pages </text:p>
      <text:p text:style-name="P4"><text:tab/><text:tab/></text:p>
      <text:list xml:id="list1319413412" text:style-name="L5">
        <text:list-item>
          <text:list>
            <text:list-item>
              <text:list>
                <text:list-item>
                  <text:p text:style-name="P13">Description of other channels (very brief, taken from PASes)</text:p>
                </text:list-item>
                <text:list-item>
                  <text:p text:style-name="P13">Diagnostics <text:s/>(could just reference Analysis Note)</text:p>
                </text:list-item>
              </text:list>
            </text:list-item>
          </text:list>
        </text:list-item>
      </text:list>
      <text:p text:style-name="P4"/>
      <text:p text:style-name="P1"><text:span text:style-name="T2"><text:tab/></text:span>Section 4.2 Combined Higgs Discovery<text:tab/><text:tab/>~ 5 pages</text:p>
      <text:list xml:id="list1266876062" text:style-name="L6">
        <text:list-item>
          <text:list>
            <text:list-item>
              <text:list>
                <text:list-item>
                  <text:p text:style-name="P14">2011+2012 (ICHEP) Higgs combination results</text:p>
                </text:list-item>
                <text:list-item>
                  <text:p text:style-name="P14"><text:soft-page-break/>sub-combinations , LEE ….</text:p>
                </text:list-item>
              </text:list>
            </text:list-item>
          </text:list>
        </text:list-item>
      </text:list>
      <text:p text:style-name="P4"/>
      <text:p text:style-name="P1"><text:span text:style-name="T2"><text:tab/></text:span>Section 4.3 Properties<text:tab/><text:tab/><text:tab/><text:tab/>~ 5 pages</text:p>
      <text:p text:style-name="P4"><text:tab/></text:p>
      <text:list xml:id="list124085127" text:style-name="L7">
        <text:list-item>
          <text:list>
            <text:list-item>
              <text:list>
                <text:list-item>
                  <text:p text:style-name="P15">SM compatibility (Feldman cousins)</text:p>
                </text:list-item>
                <text:list-item>
                  <text:p text:style-name="P15">Simple kVkF fits? Could include as a look ahead for couplings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</text:p>
      <text:p text:style-name="P1">Chapter 1: <text:s/>Theory and Motivations </text:p>
      <text:p text:style-name="P2">~ 2 weeks <text:s/><text:span text:style-name="T3">(4</text:span><text:span text:style-name="T5">th</text:span><text:span text:style-name="T3"> Feb – 18</text:span><text:span text:style-name="T5">th</text:span><text:span text:style-name="T3"> Feb)</text:span></text:p>
      <text:p text:style-name="P1"><text:tab/>Section 1.1: The Standard Model <text:tab/></text:p>
      <text:list xml:id="list1960709987" text:style-name="L8">
        <text:list-item>
          <text:list>
            <text:list-item>
              <text:list>
                <text:list-item>
                  <text:p text:style-name="P7"><text:span text:style-name="T2">Local Gauge theory + SM Lagrangian ~ </text:span>5 pages</text:p>
                </text:list-item>
              </text:list>
            </text:list-item>
          </text:list>
        </text:list-item>
      </text:list>
      <text:p text:style-name="P1"/>
      <text:p text:style-name="P1"><text:tab/>Section 1.2: The SM Higgs</text:p>
      <text:p text:style-name="P1"><text:tab/><text:tab/>1.2.1: The Higgs Mechanism ~ 5 pages </text:p>
      <text:p text:style-name="P1"><text:tab/><text:tab/>1.2.2: Constraints and previous searches ~ 3 pages</text:p>
      <text:p text:style-name="P1"><text:span text:style-name="T2"><text:tab/><text:tab/></text:span>1.2.3: Higgs Production at the LHC ~ 2-3 pages</text:p>
      <text:p text:style-name="P1">------------------------------------------------------------------------------------------------------------------------</text:p>
      <text:p text:style-name="Standard"><text:span text:style-name="T1">Chapter 0:</text:span> <text:s/><text:span text:style-name="T1">Introduction <text:s/></text:span></text:p>
      <text:p text:style-name="P3"><text:span text:style-name="T1">~ 1 week </text:span><text:span text:style-name="T4">(18</text:span><text:span text:style-name="T6">th</text:span><text:span text:style-name="T4">-End Feb)</text:span></text:p>
      <text:list xml:id="list1687012123" text:style-name="L9">
        <text:list-item>
          <text:list>
            <text:list-item>
              <text:p text:style-name="P16">Preamble</text:p>
            </text:list-item>
            <text:list-item>
              <text:p text:style-name="P16">Declaration of work, list of figures/tables</text:p>
            </text:list-item>
          </text:list>
        </text:list-item>
      </text:list>
      <text:p text:style-name="Standard"><text:span text:style-name="T1">------------------------------------------------------------------------------------------------------------------------</text:span><text:span text:style-name="T2"> </text:span></text:p>
      <text:p text:style-name="P1">Chapter 5: Conclusions<text:tab/><text:tab/><text:tab/><text:tab/><text:tab/><text:tab/> ~ 2 pages<text:tab/><text:tab/><text:tab/></text:p>
      <text:p text:style-name="P2">~ days <text:span text:style-name="T3">(whenever fi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2-11-26T13:56:46</meta:creation-date>
    <dc:date>2013-01-04T10:02:15</dc:date>
    <dc:creator>nick </dc:creator>
    <meta:editing-duration>PT53M15S</meta:editing-duration>
    <meta:editing-cycles>4</meta:editing-cycles>
    <meta:generator>LibreOffice/3.4$Linux LibreOffice_project/340m1$Build-402</meta:generator>
    <meta:printed-by>nick </meta:printed-by>
    <meta:print-date>2012-11-26T14:39:20</meta:print-date>
    <meta:document-statistic meta:table-count="0" meta:image-count="0" meta:object-count="0" meta:page-count="2" meta:paragraph-count="63" meta:word-count="384" meta:character-count="2987" meta:non-whitespace-character-count="2595"/>
  </office:meta>
</office:document-meta>
</file>